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tel" style:master-page-name="MP0" style:family="paragraph">
      <style:paragraph-properties fo:break-before="page"/>
    </style:style>
    <style:style style:name="P2" style:parent-style-name="Normal" style:family="paragraph">
      <style:paragraph-properties fo:text-align="justify"/>
    </style:style>
    <style:style style:name="T3" style:parent-style-name="Standardskriftforavsnitt" style:family="text">
      <style:text-properties fo:font-style="italic" style:font-style-asian="italic"/>
    </style:style>
    <style:style style:name="T4" style:parent-style-name="Standardskriftforavsnitt" style:family="text">
      <style:text-properties fo:font-style="italic" style:font-style-asian="italic"/>
    </style:style>
    <style:style style:name="P5" style:parent-style-name="Normal" style:family="paragraph">
      <style:paragraph-properties fo:text-align="justify"/>
    </style:style>
  </office:automatic-styles>
  <office:body>
    <office:text text:use-soft-page-breaks="true">
      <text:p text:style-name="P1">Beskrivelse av SQL-script</text:p>
      <text:p text:style-name="P2">Hver treningsøkt kan ha mellom 1 og<text:s/><text:span text:style-name="T3">n<text:s/></text:span>øvelser, med et tilhørende resultat. I ER-diagrammet blir disse knyttet sammen i relasjonsklassen «ØvelseGjennomført».<text:s/>I SQL-scriptet har resultat to fremmednøkler – TreningsøktId og ØvelsesId.<text:s/>Disse knytter sammen et resultat av en øvelse til en bestemt treningsøkt.<text:s/>Dermed kan en øvelse ha et vilkårlig antall øvelser, men hver øvelse er kun knyttet til én økt/øvelse.<text:s/>For å skille mellom treningsøkter inne og ute har vi i SQL-scriptet laget feltet «InneUte», som forteller om treningen er inne eller ute. Dersom treningen foregikk inne, må attributtene «Temperatur» og «Værtype» settes til<text:span text:style-name="T4"><text:s/>null,<text:s/></text:span>og ekvivalent for feltene «Luftkvalitet» og «Tilskuere» dersom økten foregikk ute.<text:s/></text:p>
      <text:p text:style-name="P5">Siden en øvelse skal kunne ha et vilkårlig antall mål, har vi laget tabellen «Mål» med fremmednøkkel «ØvelseId».<text:s/>Dermed blir hvert mål tilknyttet kun én øvelse. For å holde styr på hvilke øvelser som kan erstatte andre, har vi laget<text:s/>tabellen «Gruppe», med en unik id.<text:s/>For å legge øvelser inn i grupper har vi opprettet tabellen «Deløvelse»<text:s/>(som tilsvarer relasjonsklassen «Øvelse_inngår_i»), hvor fremmednøklene «ØvelseId» og «GruppeId» bestemmer hvilken gruppe en bestemt øvelse tilhører.<text:s/>Ved hjelp av tabellen «Delgruppe»<text:s/>(tilsvarende «Gruppe inngår_i»), kan flere grupper slås sammen, og her brukes Id fra to grupper som fremmednøkler.<text:s/>På denne måten kan en øvelse være medlem i så mange grupper man vil.<text:s/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b" fo:country="NO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foravsnitt" style:display-name="Standardskrift for avsnitt" style:family="text"/>
    <style:style style:name="Tittel" style:display-name="Tittel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telTegn" style:display-name="Tittel Tegn" style:family="text" style:parent-style-name="Standardskriftforavsnit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igurd</meta:initial-creator>
    <dc:creator>Sigurd</dc:creator>
    <meta:creation-date>2016-03-03T09:18:00Z</meta:creation-date>
    <dc:date>2016-03-03T09:37:00Z</dc:date>
    <meta:template xlink:href="Normal.dotm" xlink:type="simple"/>
    <meta:editing-cycles>16</meta:editing-cycles>
    <meta:editing-duration>PT1140S</meta:editing-duration>
    <meta:document-statistic meta:page-count="1" meta:paragraph-count="2" meta:word-count="231" meta:character-count="1456" meta:row-count="10" meta:non-whitespace-character-count="1227"/>
  </office:meta>
</office:document-meta>
</file>